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0dc5a15" officeooo:paragraph-rsid="0005f3aa"/>
    </style:style>
    <style:style style:name="P2" style:family="paragraph" style:parent-style-name="Anglais">
      <style:text-properties fo:language="en" fo:country="GB" officeooo:rsid="00ba6144" officeooo:paragraph-rsid="0005f3aa"/>
    </style:style>
    <style:style style:name="P3" style:family="paragraph" style:parent-style-name="Anglais">
      <style:text-properties fo:language="en" fo:country="GB" officeooo:rsid="00bb6cc8" officeooo:paragraph-rsid="0005f3aa"/>
    </style:style>
    <style:style style:name="P4" style:family="paragraph" style:parent-style-name="Anglais">
      <style:text-properties fo:language="en" fo:country="GB" officeooo:rsid="00bc5aec" officeooo:paragraph-rsid="0005f3aa"/>
    </style:style>
    <style:style style:name="P5" style:family="paragraph" style:parent-style-name="Anglais">
      <style:text-properties fo:language="en" fo:country="GB" officeooo:rsid="00bfed56" officeooo:paragraph-rsid="0005f3aa"/>
    </style:style>
    <style:style style:name="P6" style:family="paragraph" style:parent-style-name="Anglais">
      <style:text-properties fo:language="en" fo:country="GB" officeooo:rsid="00c0d9fe" officeooo:paragraph-rsid="0005f3aa"/>
    </style:style>
    <style:style style:name="P7" style:family="paragraph" style:parent-style-name="Anglais">
      <style:text-properties fo:language="en" fo:country="GB" officeooo:rsid="00c1c057" officeooo:paragraph-rsid="0005f3aa"/>
    </style:style>
    <style:style style:name="P8" style:family="paragraph" style:parent-style-name="Anglais">
      <style:text-properties fo:language="en" fo:country="GB" officeooo:rsid="00c87c05" officeooo:paragraph-rsid="0005f3aa"/>
    </style:style>
    <style:style style:name="P9" style:family="paragraph" style:parent-style-name="Anglais">
      <style:text-properties fo:language="en" fo:country="GB" officeooo:rsid="00ca45d4" officeooo:paragraph-rsid="0005f3aa" style:font-size-asian="10.5pt"/>
    </style:style>
    <style:style style:name="P10" style:family="paragraph" style:parent-style-name="Anglais">
      <style:text-properties fo:language="en" fo:country="GB" officeooo:rsid="00cb15f9" officeooo:paragraph-rsid="0005f3aa" style:font-size-asian="10.5pt"/>
    </style:style>
    <style:style style:name="P11" style:family="paragraph" style:parent-style-name="Anglais">
      <style:text-properties fo:language="en" fo:country="GB" officeooo:rsid="00cb15f9" officeooo:paragraph-rsid="0005f3aa"/>
    </style:style>
    <style:style style:name="P12" style:family="paragraph" style:parent-style-name="Anglais">
      <style:text-properties fo:language="en" fo:country="GB" officeooo:rsid="00cf05fe" officeooo:paragraph-rsid="0005f3aa"/>
    </style:style>
    <style:style style:name="P13" style:family="paragraph" style:parent-style-name="Anglais">
      <style:text-properties fo:language="en" fo:country="GB" officeooo:rsid="00d14411" officeooo:paragraph-rsid="0005f3aa"/>
    </style:style>
    <style:style style:name="P14" style:family="paragraph" style:parent-style-name="Anglais">
      <style:text-properties fo:language="en" fo:country="GB" fo:font-style="normal" officeooo:rsid="00d14411" officeooo:paragraph-rsid="0005f3aa" style:font-style-asian="normal" style:font-style-complex="normal"/>
    </style:style>
    <style:style style:name="P15" style:family="paragraph" style:parent-style-name="Anglais">
      <style:text-properties fo:language="en" fo:country="GB" fo:font-style="normal" officeooo:rsid="00d43e14" officeooo:paragraph-rsid="0005f3aa" style:font-style-asian="normal" style:font-style-complex="normal"/>
    </style:style>
    <style:style style:name="P16" style:family="paragraph" style:parent-style-name="Anglais">
      <style:text-properties fo:language="en" fo:country="GB" fo:font-style="normal" officeooo:rsid="00d5c439" officeooo:paragraph-rsid="0005f3aa" style:font-style-asian="normal" style:font-style-complex="normal"/>
    </style:style>
    <style:style style:name="P17" style:family="paragraph" style:parent-style-name="Anglais">
      <style:text-properties fo:language="en" fo:country="GB" fo:font-style="normal" officeooo:rsid="00d691ec" officeooo:paragraph-rsid="0005f3aa" style:font-style-asian="normal" style:font-style-complex="normal"/>
    </style:style>
    <style:style style:name="P18" style:family="paragraph" style:parent-style-name="Anglais">
      <style:text-properties fo:language="en" fo:country="GB" fo:font-style="normal" officeooo:rsid="00d6e0c1" officeooo:paragraph-rsid="0005f3aa" style:font-style-asian="normal" style:font-style-complex="normal"/>
    </style:style>
    <style:style style:name="P19" style:family="paragraph" style:parent-style-name="Anglais">
      <style:text-properties fo:language="en" fo:country="GB" fo:font-style="normal" officeooo:rsid="00d80ddf" officeooo:paragraph-rsid="0005f3aa" style:font-style-asian="normal" style:font-style-complex="normal"/>
    </style:style>
    <style:style style:name="P20" style:family="paragraph" style:parent-style-name="Anglais">
      <style:text-properties fo:language="en" fo:country="GB" fo:font-style="normal" officeooo:rsid="00d89e45" officeooo:paragraph-rsid="0005f3aa" style:font-style-asian="normal" style:font-style-complex="normal"/>
    </style:style>
    <style:style style:name="P21" style:family="paragraph" style:parent-style-name="Anglais">
      <style:text-properties fo:language="en" fo:country="GB" fo:font-style="normal" officeooo:rsid="00d8d552" officeooo:paragraph-rsid="0005f3aa" style:font-style-asian="normal" style:font-style-complex="normal"/>
    </style:style>
    <style:style style:name="P22" style:family="paragraph" style:parent-style-name="Anglais">
      <style:text-properties fo:language="en" fo:country="GB" fo:font-style="normal" officeooo:rsid="00d9a8fc" officeooo:paragraph-rsid="0005f3aa" style:font-style-asian="normal" style:font-style-complex="normal"/>
    </style:style>
    <style:style style:name="P23" style:family="paragraph" style:parent-style-name="Anglais">
      <style:text-properties fo:language="en" fo:country="GB" fo:font-style="normal" officeooo:rsid="00d9aafe" officeooo:paragraph-rsid="0005f3aa" style:font-style-asian="normal" style:font-style-complex="normal"/>
    </style:style>
    <style:style style:name="P24" style:family="paragraph" style:parent-style-name="Anglais">
      <style:text-properties fo:language="en" fo:country="GB" officeooo:rsid="00d43e14" officeooo:paragraph-rsid="0005f3aa"/>
    </style:style>
    <style:style style:name="P25" style:family="paragraph" style:parent-style-name="Anglais">
      <style:text-properties fo:language="en" fo:country="GB" officeooo:rsid="00d5c439" officeooo:paragraph-rsid="0005f3aa"/>
    </style:style>
    <style:style style:name="P26" style:family="paragraph" style:parent-style-name="Anglais">
      <style:text-properties fo:language="en" fo:country="GB" officeooo:rsid="00d6e0c1" officeooo:paragraph-rsid="0005f3aa"/>
    </style:style>
    <style:style style:name="P27" style:family="paragraph" style:parent-style-name="Anglais">
      <style:text-properties fo:language="en" fo:country="GB" officeooo:rsid="00d80ddf" officeooo:paragraph-rsid="0005f3aa"/>
    </style:style>
    <style:style style:name="P28" style:family="paragraph" style:parent-style-name="Anglais">
      <style:text-properties fo:language="en" fo:country="GB" officeooo:rsid="00d89e45" officeooo:paragraph-rsid="0005f3aa"/>
    </style:style>
    <style:style style:name="P29" style:family="paragraph" style:parent-style-name="Anglais">
      <style:text-properties fo:language="en" fo:country="GB" officeooo:rsid="00d8d552" officeooo:paragraph-rsid="0005f3aa"/>
    </style:style>
    <style:style style:name="P30" style:family="paragraph" style:parent-style-name="Anglais">
      <style:text-properties fo:language="en" fo:country="GB" officeooo:rsid="00d9a8fc" officeooo:paragraph-rsid="0005f3aa"/>
    </style:style>
    <style:style style:name="P31" style:family="paragraph" style:parent-style-name="Anglais">
      <style:text-properties fo:language="en" fo:country="GB" officeooo:rsid="00da4cf4" officeooo:paragraph-rsid="0005f3aa"/>
    </style:style>
    <style:style style:name="P32" style:family="paragraph" style:parent-style-name="Anglais">
      <style:text-properties fo:language="en" fo:country="GB" officeooo:rsid="00dab7bf" officeooo:paragraph-rsid="0005f3aa"/>
    </style:style>
    <style:style style:name="P33" style:family="paragraph" style:parent-style-name="Anglais">
      <style:text-properties fo:language="en" fo:country="GB" officeooo:paragraph-rsid="0005f3aa"/>
    </style:style>
    <style:style style:name="P34" style:family="paragraph" style:parent-style-name="Anglais">
      <style:text-properties officeooo:paragraph-rsid="0005f3aa"/>
    </style:style>
    <style:style style:name="P35" style:family="paragraph" style:parent-style-name="Lieux">
      <style:text-properties fo:language="en" fo:country="GB" officeooo:rsid="00ba6144" officeooo:paragraph-rsid="0005f3aa"/>
    </style:style>
    <style:style style:name="P36" style:family="paragraph" style:parent-style-name="Passé">
      <style:text-properties fo:language="en" fo:country="GB" officeooo:rsid="00cbf831" officeooo:paragraph-rsid="0005f3aa"/>
    </style:style>
    <style:style style:name="P37" style:family="paragraph" style:parent-style-name="Passé">
      <style:text-properties fo:language="en" fo:country="GB" fo:font-style="italic" officeooo:rsid="00cd063b" officeooo:paragraph-rsid="0005f3aa" style:font-style-asian="italic" style:font-style-complex="italic"/>
    </style:style>
    <style:style style:name="P38" style:family="paragraph" style:parent-style-name="Passé">
      <style:text-properties fo:language="en" fo:country="GB" fo:font-style="italic" officeooo:rsid="00cdf80e" officeooo:paragraph-rsid="0005f3aa" style:font-style-asian="italic" style:font-style-complex="italic"/>
    </style:style>
    <style:style style:name="P39" style:family="paragraph" style:parent-style-name="Passé">
      <style:text-properties fo:language="en" fo:country="GB" fo:font-style="italic" officeooo:rsid="00cea7c6" officeooo:paragraph-rsid="0005f3aa" style:font-style-asian="italic" style:font-style-complex="italic"/>
    </style:style>
    <style:style style:name="P40" style:family="paragraph" style:parent-style-name="Passé">
      <style:text-properties fo:language="en" fo:country="GB" fo:font-style="italic" officeooo:rsid="00cf05fe" officeooo:paragraph-rsid="0005f3aa" style:font-style-asian="italic" style:font-style-complex="italic"/>
    </style:style>
    <style:style style:name="P41" style:family="paragraph" style:parent-style-name="Passé">
      <style:text-properties fo:language="en" fo:country="GB" officeooo:rsid="00cd063b" officeooo:paragraph-rsid="0005f3aa"/>
    </style:style>
    <style:style style:name="P42" style:family="paragraph" style:parent-style-name="Passé">
      <style:text-properties fo:language="en" fo:country="GB" officeooo:rsid="00cdf80e" officeooo:paragraph-rsid="0005f3aa"/>
    </style:style>
    <style:style style:name="P43" style:family="paragraph" style:parent-style-name="Passé">
      <style:text-properties fo:language="en" fo:country="GB" officeooo:rsid="00cea7c6" officeooo:paragraph-rsid="0005f3aa"/>
    </style:style>
    <style:style style:name="P44" style:family="paragraph" style:parent-style-name="Titre_20_Chapitre">
      <style:paragraph-properties fo:break-before="page"/>
      <style:text-properties fo:language="en" fo:country="GB" officeooo:paragraph-rsid="0005f3aa"/>
    </style:style>
    <style:style style:name="T1" style:family="text">
      <style:text-properties fo:font-style="italic" style:font-style-asian="italic" style:font-style-complex="italic"/>
    </style:style>
    <style:style style:name="T2" style:family="text">
      <style:text-properties fo:font-style="italic" officeooo:rsid="00cd063b" style:font-style-asian="italic" style:font-style-complex="italic"/>
    </style:style>
    <style:style style:name="T3" style:family="text">
      <style:text-properties fo:font-style="italic" officeooo:rsid="00dd79e8" style:font-style-asian="italic" style:font-style-complex="italic"/>
    </style:style>
    <style:style style:name="T4" style:family="text">
      <style:text-properties fo:font-style="italic" officeooo:rsid="00cdf80e" style:font-style-asian="italic" style:font-style-complex="italic"/>
    </style:style>
    <style:style style:name="T5" style:family="text">
      <style:text-properties fo:font-style="italic" officeooo:rsid="00cea7c6" style:font-style-asian="italic" style:font-style-complex="italic"/>
    </style:style>
    <style:style style:name="T6" style:family="text">
      <style:text-properties fo:font-style="italic" officeooo:rsid="00cf05fe" style:font-style-asian="italic" style:font-style-complex="italic"/>
    </style:style>
    <style:style style:name="T7" style:family="text">
      <style:text-properties fo:font-style="italic" officeooo:rsid="00cbf831" style:font-size-asian="10.5pt"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cd063b" style:font-style-asian="normal" style:font-style-complex="normal"/>
    </style:style>
    <style:style style:name="T10" style:family="text">
      <style:text-properties fo:font-style="normal" officeooo:rsid="00d43e14" style:font-style-asian="normal" style:font-style-complex="normal"/>
    </style:style>
    <style:style style:name="T11" style:family="text">
      <style:text-properties fo:font-style="normal" officeooo:rsid="00d5c439" style:font-style-asian="normal" style:font-style-complex="normal"/>
    </style:style>
    <style:style style:name="T12" style:family="text">
      <style:text-properties fo:font-style="normal" officeooo:rsid="00d691ec" style:font-style-asian="normal" style:font-style-complex="normal"/>
    </style:style>
    <style:style style:name="T13" style:family="text">
      <style:text-properties fo:font-style="normal" officeooo:rsid="00d80ddf" style:font-style-asian="normal" style:font-style-complex="normal"/>
    </style:style>
    <style:style style:name="T14" style:family="text">
      <style:text-properties fo:font-style="normal" officeooo:rsid="00d9a8fc" style:font-style-asian="normal" style:font-style-complex="normal"/>
    </style:style>
    <style:style style:name="T15" style:family="text">
      <style:text-properties fo:font-style="normal" officeooo:rsid="00d89e45" style:font-style-asian="normal" style:font-style-complex="normal"/>
    </style:style>
    <style:style style:name="T16" style:family="text">
      <style:text-properties fo:font-style="normal" officeooo:rsid="00d8d552" style:font-style-asian="normal" style:font-style-complex="normal"/>
    </style:style>
    <style:style style:name="T17" style:family="text">
      <style:text-properties fo:font-style="normal" officeooo:rsid="00d9aafe" style:font-style-asian="normal" style:font-style-complex="normal"/>
    </style:style>
    <style:style style:name="T18" style:family="text">
      <style:text-properties fo:font-style="normal" officeooo:rsid="00dab7bf" style:font-style-asian="normal" style:font-style-complex="normal"/>
    </style:style>
    <style:style style:name="T19" style:family="text">
      <style:text-properties fo:font-style="normal" officeooo:rsid="00cbf831" style:font-size-asian="10.5pt" style:font-style-asian="normal" style:font-style-complex="normal"/>
    </style:style>
    <style:style style:name="T20" style:family="text">
      <style:text-properties fo:font-style="normal" fo:background-color="transparent" loext:char-shading-value="0" style:font-style-asian="normal" style:font-style-complex="normal"/>
    </style:style>
    <style:style style:name="T21" style:family="text">
      <style:text-properties fo:font-style="normal" officeooo:rsid="00d9a8fc" fo:background-color="transparent" loext:char-shading-value="0" style:font-style-asian="normal" style:font-style-complex="normal"/>
    </style:style>
    <style:style style:name="T22" style:family="text">
      <style:text-properties officeooo:rsid="00bb6cc8"/>
    </style:style>
    <style:style style:name="T23" style:family="text">
      <style:text-properties officeooo:rsid="00bc5aec"/>
    </style:style>
    <style:style style:name="T24" style:family="text">
      <style:text-properties officeooo:rsid="00bdff72"/>
    </style:style>
    <style:style style:name="T25" style:family="text">
      <style:text-properties officeooo:rsid="00bfed56"/>
    </style:style>
    <style:style style:name="T26" style:family="text">
      <style:text-properties officeooo:rsid="00c08c27"/>
    </style:style>
    <style:style style:name="T27" style:family="text">
      <style:text-properties officeooo:rsid="00c210b0"/>
    </style:style>
    <style:style style:name="T28" style:family="text">
      <style:text-properties style:font-size-asian="10.5pt"/>
    </style:style>
    <style:style style:name="T29" style:family="text">
      <style:text-properties officeooo:rsid="00c210b0" style:font-size-asian="10.5pt"/>
    </style:style>
    <style:style style:name="T30" style:family="text">
      <style:text-properties officeooo:rsid="00c24edc" style:font-size-asian="10.5pt"/>
    </style:style>
    <style:style style:name="T31" style:family="text">
      <style:text-properties officeooo:rsid="00c2f547" style:font-size-asian="10.5pt"/>
    </style:style>
    <style:style style:name="T32" style:family="text">
      <style:text-properties officeooo:rsid="00c4b521" style:font-size-asian="10.5pt"/>
    </style:style>
    <style:style style:name="T33" style:family="text">
      <style:text-properties officeooo:rsid="00c969e6" style:font-size-asian="10.5pt"/>
    </style:style>
    <style:style style:name="T34" style:family="text">
      <style:text-properties officeooo:rsid="00ca45d4" style:font-size-asian="10.5pt"/>
    </style:style>
    <style:style style:name="T35" style:family="text">
      <style:text-properties officeooo:rsid="00cb15f9" style:font-size-asian="10.5pt"/>
    </style:style>
    <style:style style:name="T36" style:family="text">
      <style:text-properties officeooo:rsid="00cbf831" style:font-size-asian="10.5pt"/>
    </style:style>
    <style:style style:name="T37" style:family="text">
      <style:text-properties officeooo:rsid="00cd063b"/>
    </style:style>
    <style:style style:name="T38" style:family="text">
      <style:text-properties officeooo:rsid="017fa409"/>
    </style:style>
    <style:style style:name="T39" style:family="text">
      <style:text-properties officeooo:rsid="00cf05fe"/>
    </style:style>
    <style:style style:name="T40" style:family="text">
      <style:text-properties officeooo:rsid="00d14411"/>
    </style:style>
    <style:style style:name="T41" style:family="text">
      <style:text-properties fo:language="en" fo:country="GB"/>
    </style:style>
    <style:style style:name="T42" style:family="text">
      <style:text-properties fo:language="en" fo:country="GB" fo:font-style="normal" officeooo:rsid="00dab7bf" style:font-style-asian="normal" style:font-style-complex="normal"/>
    </style:style>
    <style:style style:name="T43" style:family="text">
      <style:text-properties fo:language="en" fo:country="GB" officeooo:rsid="00dab7bf" style:font-style-asian="normal" style:font-style-complex="normal"/>
    </style:style>
    <style:style style:name="T44" style:family="text">
      <style:text-properties fo:language="en" fo:country="GB" officeooo:rsid="00dab7bf"/>
    </style:style>
    <style:style style:name="T45" style:family="text">
      <style:text-properties officeooo:rsid="00dab7bf"/>
    </style:style>
    <style:style style:name="T46" style:family="text">
      <style:text-properties officeooo:rsid="00e07bed"/>
    </style:style>
    <style:style style:name="T47" style:family="text">
      <style:text-properties officeooo:rsid="00dc5a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hapter 7: Interviews</text:h>
      <text:h text:style-name="P35" text:outline-level="3"/>
      <text:p text:style-name="P2">Vlad had just entered a large warm office. Observing his surroundings, he immediately saw the phoenix on a wardrobe next to André. To say the truth, if Vlad weren’t in front of Hogwarts’ Headmaster, he would have burst out laughing seeing a bird and a hat winking at him. To see the antique relic wriggling to make a sign to him, helped by a ball of feathers was a rare and delicious scene. After all, it was neither a simple bird, nor a customary hat…</text:p>
      <text:p text:style-name="P2">The young Russian continued to look around the place. Large bookcases filled with probably incredibly valuable and rare spell-books. Dozens of motley magical artefacts, <text:span text:style-name="T22">including dark magic detectors, aura or enemy looking-glasses… A huge desk on a dais that took patina and was overfilled with various documents. Desk behind which a man lorded it. Albus Dumbledore.</text:span></text:p>
      <text:p text:style-name="P3">Hand crossed under his chin, the old mage was watching him with benevolence, his blue eyes sparkling with gentleness. A benevolence that could have convinced him if he had not felt a presence slither in his mind as soon as his eyes met the older one’s.</text:p>
      <text:p text:style-name="P3">Vlad mentally locked his mind-books and watched as one of them tried to bite a too ferrety Albus Dumbledore. The thick leather missed him by <text:span text:style-name="T23">an inch</text:span> and <text:span text:style-name="T23">got hanged to the venerable white beard, snatching a mental painful cry from the mage. Vlad heard an amused laugh and coo. He refrained from smiling, despite his own amusement. Two rowdy characters were certainly following the old man in his head…</text:span></text:p>
      <text:p text:style-name="P3">“<text:span text:style-name="T23">You asked to see me, Headmaster”, Vladmir simply said.</text:span></text:p>
      <text:p text:style-name="P3">“<text:span text:style-name="T23">Yes Harry, have a seat, dear.”</text:span></text:p>
      <text:p text:style-name="P4">Vlad let <text:span text:style-name="T24">out no amusement, but anger. Cold, and lightning fast. One that blew out all laughter. He straightened up some more and raised up his chin. His eyes went to a green like the Avada while he looked daggers at Dumbledore.</text:span></text:p>
      <text:p text:style-name="P4">“<text:span text:style-name="T25">First off, Mr Dumbledore, we barely know each other. Thus I would rather have you keep a respectable attitude towards me. And just who do you think you are? You are head of several magical institutions, but as far as I know, you have no power over name registration. I am called Vladmir Kemenov. KEMENOV. And last of all, no thank you, I’m fine standing there.”</text:span></text:p>
      <text:p text:style-name="P5">Albus Dumbledore,<text:span text:style-name="T26"> Supreme Mugwump of the International Confederation of Wizards, Chief Warlock of the Wizengamot and Headmaster of Hogwarts stayed a fraction of a second open-mouthed. He had been expecting a lost and fascinated little boy, before believing lost after Hagrid told him he had vanished. Then, he saw a confident child, raised in he wizarding world of Eastern European countries, famous for their ‘polar mages’ and bearer of an unknown name. He had entered in his office as a perfect representative of that community.</text:span></text:p>
      <text:p text:style-name="P6">The cold and haughty face, the one who he thought as Harry Potter, James and Lily’s little newborn, was here, in front of him and put him back into his place with an eloquence that might have been form one of his enemies! A polar cold seemed to fill the office, but Dumbledore calmed himself <text:soft-page-break/>down and only gently smiled at him, his eyes sparkling once more under his half-moon glasses. Too much was put forward to make him take a stand.</text:p>
      <text:p text:style-name="P6">“Well, I beg your pardon, Mr Kemenov. You look so much like your father I feel like I have known you for a long time… But you have your mother’s eyes.”</text:p>
      <text:p text:style-name="P7">Vlad didn’t answer him, his eyes having taken once again this metallic and inhuman <text:span text:style-name="T27">tint that intrigued and terrified Dumbledore. He </text:span><text:span text:style-name="T29">coul</text:span><text:span text:style-name="T30">dn’t </text:span><text:span text:style-name="T31">resist brushing against </text:span><text:span text:style-name="T32">his white beard, remembering the psychological pain of the aggression. A shiver spiked through his spine, but he made an effort to keep his grand-father-face. How many people had he moved and encouraged to confess with his particular gaze? He could not recall. Knowing the force of his eyes, Hogwarts’ Headmaster force himself to smile to the polar mage in front of him, pushing back his unease with his perfect mastery of Mind Arts.</text:span></text:p>
      <text:p text:style-name="P8"><text:span text:style-name="T32">I</text:span><text:span text:style-name="T28">n front of him, Vladmir was keeping his death face, trying his best to ignore the </text:span><text:span text:style-name="T33">two rowdy characters in </text:span><text:span text:style-name="T34">complete madness behind the famous mage. The venerable Sorting Hat and the noble phoenix were trying to catch his attention, André waving his cap while Fawkes was flapping his wings as silently as possible.</text:span></text:p>
      <text:p text:style-name="P9">‘Stop moving around you two’, silently prayed Vladmir while opening his mind to the Sorting Hat.</text:p>
      <text:p text:style-name="P9">“I have known you since you were a child, Mr Kemenov. Your parents loved you dearly. I am sure you…” Dumbledore started.</text:p>
      <text:p text:style-name="P9">‘Be careful Vlad, he has something…’</text:p>
      <text:p text:style-name="P9">“Would like to know them more. I can tell you about their school years if you want.”</text:p>
      <text:p text:style-name="P9">‘… up his sleeve if you resist!’ André exclaimed.</text:p>
      <text:p text:style-name="P8"><text:span text:style-name="T34">“I thank you Headmaster, but I </text:span><text:span text:style-name="T35">already know all I need to know on my parents. And you say you have known me since I was a child?”</text:span></text:p>
      <text:p text:style-name="P10">‘Thanks André, I fear the worst.’</text:p>
      <text:p text:style-name="P10">“Yes my boy. To say the truth, Mr Kemenov, I also am your magical guardian.”</text:p>
      <text:p text:style-name="P10">“…”</text:p>
      <text:p text:style-name="P10">“Mr Kemenov?”</text:p>
      <text:p text:style-name="P10">Albus Dumbledore immediately stopped being jubilant after his announcement, worried about the boy’s abnormal reaction. Anybody in this school should have been flattered to be the ward of a mage as renowned as he was. Then why by Merlin Harry Potter seemed so furious?</text:p>
      <text:p text:style-name="P11"><text:span text:style-name="T28">An overwhelming silence filled the office. If Vladmir’s face was still frozen, two things made him particularly frightening. His eyes literally glowed with </text:span><text:span text:style-name="T36">fury and his magic was freezing the air in the office. He was </text:span><text:span text:style-name="T7">not</text:span><text:span text:style-name="T19"> his guardian. He knew that. Since he was 4. Since his first time at Gringott’s.</text:span></text:p>
      <text:p text:style-name="P36">The goblin, sat at his desk, was frowning.</text:p>
      <text:p text:style-name="P36">“Why do you say that Albus Dumbledore is the magical guardian of my nephew?”</text:p>
      <text:p text:style-name="P36"><text:soft-page-break/>If the wince of the magical creature was unnoticeable for all humans, the vampire negligibly leaning against the back wall saw it and his smile uncovered two pointy canines. Sergei had known the Kemenovs for a long time and protected Katya and Vlad when they went out of the Den. He was also their friends however, which was why he was in this office.</text:p>
      <text:p text:style-name="P36">“Don’t worry Forge Master, Lady Kemenov is not angry with you but with this Englishman, Dumbledore.”</text:p>
      <text:p text:style-name="P36">Vladmir, <text:span text:style-name="T37">from the top of his four years of age, was looking with fascination the being in front of him, lost in his contemplation of the two black well-like eyes of the goblin. Far from the preoccupations of Katya who had straightened up to pace up and down the office carpeting with fury.</text:span></text:p>
      <text:p text:style-name="P36">“<text:span text:style-name="T37">The Wizengamot declared the day after the death of James Charlus Potter and Lillian Rose Evans-Potter that Albus Percival Wulfric Brian Dumbledore was to be the magical guardian of Harry James Potter, also known now as Vladmir Vassilievitch Kemenov,” responded the goblin with an anxious voice, looking at the furious young woman.</text:span></text:p>
      <text:p text:style-name="P36">“<text:span text:style-name="T37">The day after?” Katya growled. “The day </text:span><text:span text:style-name="T9">after</text:span><text:span text:style-name="T2">? They didn’t even wait his parents were buried to</text:span><text:span text:style-name="T3">…</text:span><text:span text:style-name="T2">”</text:span></text:p>
      <text:p text:style-name="P37">“Auntie? Hey Auntie?”</text:p>
      <text:p text:style-name="P41"><text:span text:style-name="T1">Katya </text:span><text:span text:style-name="T4">lowered her eyes on her nephew that was grabbing her robe to catch her attention. She bent down to grab him in her arms and raise him to directly face him.</text:span></text:p>
      <text:p text:style-name="P38">“Yes kitty?”</text:p>
      <text:p text:style-name="P38">“Why does the kind little man says a man I don’t know is you?”</text:p>
      <text:p text:style-name="P38">A surprised hiccup from behind the desk made the vampire in the shadows smile. The goblin seemed paralysed by the ‘kind man’ designation.</text:p>
      <text:p text:style-name="P38">“Because a man said he was me to watch you.”</text:p>
      <text:p text:style-name="P38">“Why does he want to watch me?”</text:p>
      <text:p text:style-name="P38">Katya made a sad smile and caressed the lighting bolt on her nephew’s forehead.</text:p>
      <text:p text:style-name="P38">“Because of the bad man that made daddy and mummy go?”</text:p>
      <text:p text:style-name="P38">The question, said with such a touching naiveness, made the goblin frown.</text:p>
      <text:p text:style-name="P38">“Excuse me Lady Kemenov, but did Lord Potter leave a will?”</text:p>
      <text:p text:style-name="P42"><text:span text:style-name="T1">Katya pivoted </text:span><text:span text:style-name="T5">to face the goblin, her eyes sparkling with anger. She was going to answer when Vlad squirmed to get down. She put him down before getting her attention back on the magical creature.</text:span></text:p>
      <text:p text:style-name="P39">“I am surprised you asked that, Master Gorkolk. James left his will one year before he died at Gringott’s England. Lily did the same.”</text:p>
      <text:p text:style-name="P39">“Sir, why did my daddy leave a widd?”</text:p>
      <text:p text:style-name="P39">The goblin smiled, uncovering row a pointy teeth that didn’t frighten the small boy standing up next to him. The young Russian tilted his head, curious.</text:p>
      <text:p text:style-name="P39">“A will my boy,” the goblin corrected him.</text:p>
      <text:p text:style-name="P39"><text:soft-page-break/>“Wid… Wid… Will…”</text:p>
      <text:p text:style-name="P39">A strange glow went through the eyes of Gorkolk as he congratulated him with a nod.</text:p>
      <text:p text:style-name="P39">“Your daddy left a will to protect his family and wares and give his last wishes before going.”</text:p>
      <text:p text:style-name="P39">The young Vladmir nodded with seriousness.</text:p>
      <text:p text:style-name="P39">“Then why didn’t I have his last words?”</text:p>
      <text:p text:style-name="P39">The goblin frowned once more and his face became as cold as an ice statue as he raised himself to have his face at the same level as the child’s</text:p>
      <text:p text:style-name="P43"><text:span text:style-name="T1">“As </text:span><text:span text:style-name="T6">Director of Gringott’s Russia, I can assure you on my honour that nobody ever had the will of James Potter or Lily Evans-Potter in their hands.”</text:span></text:p>
      <text:p text:style-name="P40">Vladmir nodded with seriousness, knowing even with his young age that something important had happened, even if he didn’t understand what. Gorkolk turned to face Katya and Sergei.</text:p>
      <text:p text:style-name="P40">“I have to contact the English goblin <text:span text:style-name="T38">Seigneur</text:span>. If this will actually exists, there has been a huge irregularity in the succession of the Potter vaults.”</text:p>
      <text:p text:style-name="P33">“<text:span text:style-name="T39">You are not my magical guardian,” growled Vladmir, getting out of his memories, a strange noise coming from deep in his chest. “I have been adopted before the magical Russian laws. Katya Kemenov is my one and only guardian before the law and Merlin.”</text:span></text:p>
      <text:p text:style-name="P33">“<text:span text:style-name="T39">No my boy,” Dumbledore smiled with a satisfied glow in the gaze that rapidly disappeared. “She may be your legal guardian, but I am your magical guardian. I reassure you, Mr Kemenov, I only want you good, your greater good.”</text:span></text:p>
      <text:p text:style-name="P12">Vladmir kept back the rage that inhabited him when he heard him <text:span text:style-name="T40">butcher once more his parents’ last wishes. Because the goblins had finally found James Potter’s will. Not opened. Hidden by a man. Hidden by Albus Dumbledore. And his magical guardian, by the will of his parents, was Katya.</text:span></text:p>
      <text:p text:style-name="P13">Glacial, he only slowly nodded and slightly straightened up.</text:p>
      <text:p text:style-name="P13">“Is that all, Headmaster?” he asked with a lifeless voice.</text:p>
      <text:p text:style-name="P13">“Yes my boy, but I think we will have to meet regularly. I have to teach you several things regarding your inheritance… Have a good night.”</text:p>
      <text:p text:style-name="P13">“I am not your boy…”</text:p>
      <text:p text:style-name="P13">“I beg your pardon?”</text:p>
      <text:p text:style-name="P13">“I am <text:span text:style-name="T1">not</text:span><text:span text:style-name="T8"> your boy…”</text:span></text:p>
      <text:p text:style-name="P14">The satisfied glow in Albus Dumbledore’s eyes became stronger as they sparkled with joy.</text:p>
      <text:p text:style-name="P14">“My dear Vladmir, we will meet regularly, and I think that as a guardian, I have the right to address you with familiarity…”</text:p>
      <text:p text:style-name="P14">Vladmir didn’t answer and only looked at him. His eyes were suddenly void of any light, only shinning with this metallic green as his face was still frozen and white as snow. Slowly, he looked away from the Headmaster and went out of the office, as silent as death.</text:p>
      <text:p text:style-name="P13"><text:soft-page-break/><text:span text:style-name="T8">He ignored Dumbledore, pale behind his desk, </text:span><text:span text:style-name="T10">watching hi go silently before serving himself a glass of Fire Whiskey, which he gulped in one go.</text:span></text:p>
      <text:p text:style-name="P15">He ignored the students he passed by to return to his common room, muttering behind him, afraid.</text:p>
      <text:p text:style-name="P15">He ignored Kevin’s call as he entered through the portrait guarding the Ravenclaw entry to go to his room.</text:p>
      <text:p text:style-name="P15">“Mr Kemenov…”</text:p>
      <text:p text:style-name="P15">Vlad stopped his walk at the sound of the thin but firm voice before pivoting to face his Head of House.</text:p>
      <text:p text:style-name="P15">Head of House who kept an impassive expression despite the absence of life in the face of his new student. The interview visibly hadn’t been good… Flitwick watched the wide-open pupils and the metallic green and tilted his head, taking a risky bet.</text:p>
      <text:p text:style-name="P15">§I hope you haven’t killed the Headmaster, Mr Kemenov.§</text:p>
      <text:p text:style-name="P15">Vladmir tilted his head and his eyes slowly took their natural colour. The goblin gave a satisfied smile. Surprising… very surprising.</text:p>
      <text:p text:style-name="P15">§No, Forge Master.§</text:p>
      <text:p text:style-name="P15">“Follow me…”</text:p>
      <text:p text:style-name="P24"><text:span text:style-name="T8">In the silence of the common room, Vladmir followed the goblin who went to his office door. On a sign of his Head of House, I sat down and looked at the little man messing around him, successively pointing his wand at the </text:span><text:span text:style-name="T11">paintings, walls and windows. The portraits froze and became matter while the stones briefly glowed. Then Flitwick sat down in a seat with thick, colourful cushions that allowed him to be as high as the other one was.</text:span></text:p>
      <text:p text:style-name="P16">They kept silent a few minutes, Vladmir keeping his eyes on the Charms professor. Flitwick knew that few were the students that could sustain his gaze. He had inherited the completely black eyes of the goblins, but the young Russian didn’t seem to be bothered about that.</text:p>
      <text:p text:style-name="P16">“I have just cast silencing spells to keep Albus from listening this conversation,” the little man started. “And I swear that nothing that nothing said or done here tonight will be revealed by me.”</text:p>
      <text:p text:style-name="P25"><text:span text:style-name="T8">Vladmir’s face relaxed completely with the magical oath and he sighed while </text:span><text:span text:style-name="T12">snuggling up in the deep seat he was sitting in. The attitude of a child that reminded that the young by was only 11, despite his usual attitude.</text:span></text:p>
      <text:p text:style-name="P17">“Few wizards know Gobbeldegook, Mr Kemenov,” Flitwick started. “But do you also know the Three Faces?”</text:p>
      <text:p text:style-name="P17">“A life face for your family you will have<text:line-break/>A perfect face for society you will display<text:line-break/>A death face for enemies you will wear.<text:line-break/>Three Faces you will be and ours you will protect.”</text:p>
      <text:p text:style-name="P17">“Mr Kemenov, who initiated you?” Flitwick asked.</text:p>
      <text:p text:style-name="P18"><text:soft-page-break/>Goblins talked about initiation to define the teaching of morals and customs of the magical world as globally as possible to children. Only an initiated human could know the Three Faces poem.</text:p>
      <text:p text:style-name="P18">“The Siberian <text:span text:style-name="T38">Seigneur</text:span> Gorkolk.”</text:p>
      <text:p text:style-name="P26"><text:span text:style-name="T8">“A prestigious </text:span><text:span text:style-name="T13">name for an as prestigious initiated.”</text:span></text:p>
      <text:p text:style-name="P19">“As is yours Forge Master.”</text:p>
      <text:p text:style-name="P19">“Let us stop with the traditional politeness my boy. Are you linked to Katya Kemenov?”</text:p>
      <text:p text:style-name="P19">“She’s my aunt.”</text:p>
      <text:p text:style-name="P27"><text:span text:style-name="T8">A sincere smile appeared on the goblin’s face as he </text:span><text:span text:style-name="T14">settled</text:span><text:span text:style-name="T8"> in</text:span><text:span text:style-name="T14">to</text:span><text:span text:style-name="T8"> his cushions.</text:span></text:p>
      <text:p text:style-name="P19">“Welcome to Hogwarts, Prince of the Mirage Court.”</text:p>
      <text:p text:style-name="P27"><text:span text:style-name="T8">Vladmir rose himself up a little, frowning, before remembering the magical oath. Nothing would get out of this office. But ho</text:span><text:span text:style-name="T14">w</text:span><text:span text:style-name="T8"> did he know?</text:span></text:p>
      <text:p text:style-name="P19">“I am Niresca’s nephew and I belonged to the English Court before it was disbanded after the last war”, Flitwick answered his silent question. “Katya Annapovna Kemenov was just starting to make a name for herself in Russia when the English Court disappeared.”</text:p>
      <text:p text:style-name="P27"><text:span text:style-name="T8">Vladmir smiled. </text:span><text:span text:style-name="T15">Niresca was a famous goblin in Russia, thanks to her talents as money launderer. Wherever the galleons came from, she always managed to make them disappear before reintroducing them in the market perfectly legally. An excellent visiting card, as was the stylistic tattoo his professor had just showed him as the base of his nape.</text:span></text:p>
      <text:p text:style-name="P20">The green eyes met the black gaze of the goblin, who crossed his hands gravely.</text:p>
      <text:p text:style-name="P20">“Mr Kemenov. What happened with the Headmaster?”</text:p>
      <text:p text:style-name="P28"><text:span text:style-name="T8">Flitwick didn’t know if Vladmir would tell him, despite all the precautions he had taken and proofs of good faith he had showed. The problem between the Headmaster and the young Russian seemed far further than what would have been usual professor-student relations. To his great surprise, Vladmir smiled sardonically, </text:span><text:span text:style-name="T16">even though his eyes kept their furious look.</text:span></text:p>
      <text:p text:style-name="P21">“He says he is my magical guardian,” he spit out.</text:p>
      <text:p text:style-name="P21">“I doubt your parents have put Albus Dumbledore as magical guardian. Even if I didn’t really know them, I knew they didn’t trust him as much…” Flitwick tempered.</text:p>
      <text:p text:style-name="P21">“You are right. A man named Sirius Black was my godfather and guardian. As he is in prison, his rights are void, thanks Merlin. Katya was the second one called on my parents’ will.”</text:p>
      <text:p text:style-name="P21">“Then how can the Headmaster…”</text:p>
      <text:p text:style-name="P21">Vladmir’s smile became glacial.</text:p>
      <text:p text:style-name="P21">“By blocking the wills’ readings. He then asked for my magical guardianship and gave the legal guardianship to my muggle aunt.”</text:p>
      <text:p text:style-name="P21">“I don’t understand. Why didn’t he notice you disappeared?”</text:p>
      <text:p text:style-name="P29"><text:soft-page-break/><text:span text:style-name="T8">“I have never been at Petunia Evans’ and she never knew he had abandoned me on her steps. And a Muggle saying that says ‘</text:span><text:span text:style-name="T20">No news </text:span><text:span text:style-name="T21">is</text:span><text:span text:style-name="T20"> good news</text:span><text:span text:style-name="T8">’. According to Katya, </text:span><text:span text:style-name="T14">she hates magic. So she wouldn’t have kept any contact with the magical world, and even less so with Dumbledore. That’s why he never worried.”</text:span></text:p>
      <text:p text:style-name="P22">Flitwick kept an impassive face, but he was raging inside of himself. He admired Albus Dumbledore, whom he considered a great man and an excellent Headmaster. But this interference in the life of young Harry Potter—or rather Vlad Kemenov—was unacceptable. Then his goblin mind suddenly noticed an… important detail.</text:p>
      <text:p text:style-name="P22">“A magical guardian has access to the vaults, not receiving your account balances should have planted an idea into his head.”</text:p>
      <text:p text:style-name="P30"><text:span text:style-name="T8">“Exactly. Except that, with Gringott’s accord, he still receives my account balances and acts with my </text:span><text:span text:style-name="T17">authorisation on them. The only regular withdrawal he does is made in the name of Vernon Dursley.”</text:span></text:p>
      <text:p text:style-name="P23">“A pension?”</text:p>
      <text:p text:style-name="P23">“Probably. Officially, it is sent. In reality, the money lands into my student account, not linked to the Potter vaults.”</text:p>
      <text:p text:style-name="P23">Professor Flitwick was slowly nodding, understanding the anger of Clan Kemenov. Their rancour to the Headmaster was justified. Legally, a will went before the wishes of any moral institutions or person like Albus Dumbledore. The Potter family’s fundamental rights had been violated in the worst way possible. But Katya and Vladmir Kemenov had admirably trapped the Headmaster in his own game. Dumbledore thought he was all-powerful. He had no weight in the balance in reality.</text:p>
      <text:p text:style-name="P31"><text:span text:style-name="T8">After a few minutes, Vladmir took his leave and went back to his room. Exhausted, he let himself fall on his bed and a small silvery snake slipped under his shirt, comforting him with little tickles on his </text:span><text:span text:style-name="T18">ribs.</text:span></text:p>
      <text:p text:style-name="P34"><text:span text:style-name="T42">“</text:span><text:span text:style-name="Fourchelangue"><text:span text:style-name="T43">Sasha… have you been quiet?</text:span></text:span><text:span text:style-name="T41">”</text:span></text:p>
      <text:p text:style-name="P34"><text:span text:style-name="T41">“</text:span><text:span text:style-name="Fourchelangue"><text:span text:style-name="T44">As always</text:span></text:span><text:span text:style-name="T41">,” </text:span><text:span text:style-name="T44">the snake answered, getting out of the neck of his shirt to curl around his throat. “</text:span><text:span text:style-name="Fourchelangue"><text:span text:style-name="T44">You’re angry.</text:span></text:span><text:span text:style-name="T44">”</text:span></text:p>
      <text:p text:style-name="P34"><text:span text:style-name="T41">“</text:span><text:span text:style-name="Fourchelangue"><text:span text:style-name="T41">Dumbl</text:span></text:span><text:span text:style-name="Fourchelangue"><text:span text:style-name="T44">e</text:span></text:span><text:span text:style-name="Fourchelangue"><text:span text:style-name="T41">dore…</text:span></text:span><text:span text:style-name="T44">” Vladmir only said.</text:span></text:p>
      <text:p text:style-name="P34"><text:span text:style-name="T41">“</text:span><text:span text:style-name="Fourchelangue"><text:span text:style-name="T44">If you let me bite him, that would make it easier for you.</text:span></text:span><text:span text:style-name="T44">”</text:span></text:p>
      <text:p text:style-name="P34"><text:span text:style-name="T41">“</text:span><text:span text:style-name="Fourchelangue"><text:span text:style-name="T44">I’ll think about it,</text:span></text:span><text:span text:style-name="T44">” he smiled.</text:span></text:p>
      <text:p text:style-name="P33">“<text:span text:style-name="T45">Blimey!”</text:span></text:p>
      <text:p text:style-name="P32">Vladmir quickly turned his head, meeting the wide-open eyes of Kevin by his small ice viper.</text:p>
      <text:p text:style-name="P32">“<text:span text:style-name="T46">By</text:span> Merlin’s underpants, you are a Parsletongue!”</text:p>
      <text:p text:style-name="P32">Vladmir rose up, weary, his wand ready near his hand if his room-mate made any sign of trying to gather Ravenclaws. After all, didn’t the English wizards and witches associate Parsletongue with Dark Mages?</text:p>
      <text:p text:style-name="P32"><text:soft-page-break/>Kevin’s hazel eyes sparkled as he jumped in Vlad’s bed <text:span text:style-name="T47">to look at him with hope and curiosity.</text:span></text:p>
      <text:p text:style-name="P32">“<text:span text:style-name="T47">Can you teach me?”</text:span></text:p>
      <text:p text:style-name="P1">Vladmir relaxed and laughed out loud, followed by Sasha. He <text:span text:style-name="T1">loved</text:span><text:span text:style-name="T8"> his Hou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style:style style:name="Fourchelangue" style:family="text">
      <style:text-properties fo:font-style="italic"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3:04:19.790467811</meta:creation-date>
    <dc:date>2020-07-23T13:04:54.412841664</dc:date>
    <meta:editing-duration>PT34S</meta:editing-duration>
    <meta:editing-cycles>2</meta:editing-cycles>
    <meta:generator>LibreOffice/6.4.4.2$Linux_X86_64 LibreOffice_project/40$Build-2</meta:generator>
    <meta:document-statistic meta:table-count="0" meta:image-count="0" meta:object-count="0" meta:page-count="8" meta:paragraph-count="128" meta:word-count="3122" meta:character-count="17807" meta:non-whitespace-character-count="14815"/>
  </office:meta>
</office:document-meta>
</file>